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officeooo:rsid="0002fff8" officeooo:paragraph-rsid="0002fff8" style:font-size-asian="11.3500003814697pt" style:font-size-complex="13pt"/>
    </style:style>
    <style:style style:name="P2" style:family="paragraph" style:parent-style-name="Standard" style:list-style-name="L1">
      <style:text-properties fo:font-size="13pt" officeooo:rsid="0002fff8" officeooo:paragraph-rsid="0002fff8" style:font-size-asian="11.3500003814697pt" style:font-size-complex="13pt"/>
    </style:style>
    <style:style style:name="P3" style:family="paragraph" style:parent-style-name="Standard">
      <style:text-properties fo:font-size="13pt" fo:font-weight="bold" officeooo:rsid="0002fff8" officeooo:paragraph-rsid="0002fff8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officeooo:rsid="0002fff8" officeooo:paragraph-rsid="0002fff8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2fff8" officeooo:paragraph-rsid="0002fff8" style:font-size-asian="15pt" style:font-weight-asian="bold" style:font-size-complex="15pt" style:font-weight-complex="bold"/>
    </style:style>
    <style:style style:name="P6" style:family="paragraph" style:parent-style-name="Standard" style:list-style-name="L2">
      <style:text-properties officeooo:paragraph-rsid="0002fff8"/>
    </style:style>
    <style:style style:name="P7" style:family="paragraph" style:parent-style-name="Standard" style:list-style-name="L2">
      <style:text-properties officeooo:rsid="00039e64" officeooo:paragraph-rsid="00039e64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02fff8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ÀI LIỆU NGƯỜI DÙNG</text:p>
      <text:p text:style-name="P1"/>
      <text:p text:style-name="P3">Giới thiệu ứng dụng</text:p>
      <text:list xml:id="list1232036251" text:style-name="L1">
        <text:list-item>
          <text:p text:style-name="P2">Ứng dụng dành cho mọi thiết bị như điện thoại, máy tính, …</text:p>
        </text:list-item>
        <text:list-item>
          <text:p text:style-name="P2">Ứng dụng dành cho mọi khách hàng khi tới trung tâm thương mại</text:p>
        </text:list-item>
        <text:list-item>
          <text:p text:style-name="P2">Ứng dụng hiện đang update và hoàn thiện hơn</text:p>
        </text:list-item>
        <text:list-item>
          <text:p text:style-name="P2">Các chức năng:</text:p>
          <text:list>
            <text:list-item>
              <text:p text:style-name="P2">Tìm kiếm cửa hàng, sản phẩm</text:p>
            </text:list-item>
            <text:list-item>
              <text:p text:style-name="P2">Đăng kí cửa hàng (dành cho khách hàng muốn gia nhập trung tâm thương mại)</text:p>
            </text:list-item>
            <text:list-item>
              <text:p text:style-name="P2">Gửi form thông báo mất/nhặt đồ</text:p>
            </text:list-item>
          </text:list>
        </text:list-item>
      </text:list>
      <text:p text:style-name="P3"/>
      <text:p text:style-name="P3">Hướng dẫn sử dụng</text:p>
      <text:list xml:id="list1324762527" text:style-name="L2">
        <text:list-item>
          <text:p text:style-name="P6"><text:span text:style-name="T2">Trang chủ</text:span></text:p>
        </text:list-item>
        <text:list-item>
          <text:p text:style-name="P6"><text:span text:style-name="T2">Trang giới thiệu</text:span></text:p>
          <text:list>
            <text:list-item>
              <text:p text:style-name="P7"><text:span text:style-name="T2">T</text:span><text:span text:style-name="T1">rang giới thiệu tổng quát</text:span></text:p>
            </text:list-item>
            <text:list-item>
              <text:p text:style-name="P7"><text:span text:style-name="T1">Trang thời gian hoạt động</text:span></text:p>
            </text:list-item>
          </text:list>
        </text:list-item>
        <text:list-item>
          <text:p text:style-name="P7"><text:span text:style-name="T1">Mua sắm</text:span></text:p>
          <text:list>
            <text:list-item>
              <text:p text:style-name="P7"><text:span text:style-name="T1">Khuyến mãi</text:span></text:p>
            </text:list-item>
            <text:list-item>
              <text:p text:style-name="P7"><text:span text:style-name="T1">Danh mục cửa hàng</text:span></text:p>
            </text:list-item>
          </text:list>
        </text:list-item>
        <text:list-item>
          <text:p text:style-name="P7"><text:span text:style-name="T1">Tiện ích</text:span></text:p>
        </text:list-item>
        <text:list-item>
          <text:p text:style-name="P7"><text:span text:style-name="T1"/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5:35:27.094264946</meta:creation-date>
    <dc:date>2024-11-01T15:53:33.006882761</dc:date>
    <meta:editing-duration>PT7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18" meta:character-count="504" meta:non-whitespace-character-count="420"/>
  </office:meta>
</office:document-meta>
</file>